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E000003A8C20306ED1DA0AA31.png" manifest:media-type="image/png"/>
  <manifest:file-entry manifest:full-path="Pictures/1000020100000448000003BC9091D25911592A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fbc9" style:font-name-asian="Liberation Mono" style:font-size-asian="16pt" style:font-name-complex="Liberation Mono" style:font-size-complex="16pt"/>
    </style:style>
    <style:style style:name="P2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2b4d5" officeooo:paragraph-rsid="0022b4d5" style:font-name-asian="Liberation Mono" style:font-size-asian="18pt" style:font-name-complex="Liberation Mono" style:font-size-complex="18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2b4d5" officeooo:paragraph-rsid="0027a131" style:font-name-asian="Liberation Mono" style:font-size-asian="18pt" style:font-name-complex="Liberation Mono" style:font-size-complex="18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20fbc9" style:font-size-asian="36pt" style:font-size-complex="36pt"/>
    </style:style>
    <style:style style:name="T3" style:family="text">
      <style:text-properties fo:font-size="36pt" officeooo:rsid="0022f4e0" style:font-size-asian="36pt" style:font-size-complex="36pt"/>
    </style:style>
    <style:style style:name="T4" style:family="text">
      <style:text-properties fo:font-size="28pt" officeooo:rsid="0020fbc9" style:font-size-asian="28pt" style:font-size-complex="28pt"/>
    </style:style>
    <style:style style:name="T5" style:family="text">
      <style:text-properties fo:color="#c9211e" loext:opacity="100%" officeooo:rsid="0024f623" fo:background-color="#ffff00" loext:char-shading-value="0"/>
    </style:style>
    <style:style style:name="T6" style:family="text">
      <style:text-properties fo:color="#c9211e" loext:opacity="100%" fo:font-size="28pt" officeooo:rsid="0024f623" fo:background-color="#ffff00" loext:char-shading-value="0" style:font-size-asian="28pt" style:font-size-complex="28pt"/>
    </style:style>
    <style:style style:name="T7" style:family="text">
      <style:text-properties officeooo:rsid="0020fb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12 - </text:span><text:span text:style-name="T2">Elvis Costello</text:span><text:span text:style-name="T1"> – </text:span><text:span text:style-name="T4">What's So Funny</text:span></text:p>
      <text:p text:style-name="P4"><text:span text:style-name="T7">Original key: G <text:s text:c="3"/>Us: same <text:s text:c="2"/></text:span><text:span text:style-name="T5">SOLO</text:span></text:p>
      <text:p text:style-name="P2"><draw:frame draw:style-name="fr1" draw:name="Image1" text:anchor-type="char" svg:x="-0.3189in" svg:y="0.0547in" svg:width="6.2028in" svg:height="5.4102in" draw:z-index="0"><draw:image xlink:href="Pictures/1000020100000448000003BC9091D25911592A47.png" xlink:type="simple" xlink:show="embed" xlink:actuate="onLoad" draw:mime-type="image/png"/></draw:frame><text:span text:style-name="T5"/></text:p>
      <text:p text:style-name="P1"><draw:frame draw:style-name="fr1" draw:name="Image2" text:anchor-type="char" svg:x="-0.328in" svg:y="5.4445in" svg:width="6.9252in" svg:height="3.3508in" draw:z-index="1"><draw:image xlink:href="Pictures/100002010000078E000003A8C20306ED1DA0AA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20T22:05:24.202688768</dc:date>
    <meta:editing-duration>PT2H39M23S</meta:editing-duration>
    <meta:editing-cycles>26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2" meta:word-count="13" meta:character-count="71" meta:non-whitespace-character-count="54"/>
  </office:meta>
</office:document-meta>
</file>